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daba" officeooo:paragraph-rsid="0000daba"/>
    </style:style>
    <style:style style:name="P2" style:family="paragraph" style:parent-style-name="Standard">
      <style:text-properties officeooo:rsid="00022c4c" officeooo:paragraph-rsid="00022c4c"/>
    </style:style>
    <style:style style:name="P3" style:family="paragraph" style:parent-style-name="Standard">
      <style:text-properties officeooo:rsid="0002a56d" officeooo:paragraph-rsid="0002a56d"/>
    </style:style>
    <style:style style:name="P4" style:family="paragraph" style:parent-style-name="Standard">
      <style:text-properties officeooo:rsid="0003ea3d" officeooo:paragraph-rsid="0003ea3d"/>
    </style:style>
    <style:style style:name="P5" style:family="paragraph" style:parent-style-name="Standard">
      <style:text-properties officeooo:rsid="0003ea3d" officeooo:paragraph-rsid="0006412d"/>
    </style:style>
    <style:style style:name="P6" style:family="paragraph" style:parent-style-name="Standard">
      <style:text-properties fo:font-weight="bold" officeooo:rsid="00048dbe" officeooo:paragraph-rsid="00048dbe" style:font-weight-asian="bold" style:font-weight-complex="bold"/>
    </style:style>
    <style:style style:name="P7" style:family="paragraph" style:parent-style-name="Standard">
      <style:text-properties fo:font-weight="bold" officeooo:rsid="0006412d" officeooo:paragraph-rsid="0006412d" style:font-weight-asian="bold" style:font-weight-complex="bold"/>
    </style:style>
    <style:style style:name="P8" style:family="paragraph" style:parent-style-name="Standard">
      <style:text-properties fo:font-weight="bold" officeooo:rsid="0006f593" officeooo:paragraph-rsid="0006f593" style:font-weight-asian="bold" style:font-weight-complex="bold"/>
    </style:style>
    <style:style style:name="P9" style:family="paragraph" style:parent-style-name="Standard">
      <style:text-properties fo:font-weight="bold" officeooo:rsid="0009d0bb" officeooo:paragraph-rsid="0009d0bb" style:font-weight-asian="bold" style:font-weight-complex="bold"/>
    </style:style>
    <style:style style:name="P10" style:family="paragraph" style:parent-style-name="Standard">
      <style:text-properties fo:font-weight="bold" officeooo:rsid="000a4c35" officeooo:paragraph-rsid="000a4c35" style:font-weight-asian="bold" style:font-weight-complex="bold"/>
    </style:style>
    <style:style style:name="P11" style:family="paragraph" style:parent-style-name="Standard">
      <style:text-properties officeooo:rsid="0006f593" officeooo:paragraph-rsid="0006f593"/>
    </style:style>
    <style:style style:name="P12" style:family="paragraph" style:parent-style-name="Standard">
      <style:text-properties fo:font-weight="normal" officeooo:rsid="0009d0bb" officeooo:paragraph-rsid="0009d0bb" style:font-weight-asian="normal" style:font-weight-complex="normal"/>
    </style:style>
    <style:style style:name="P13" style:family="paragraph" style:parent-style-name="Standard">
      <style:text-properties fo:font-weight="normal" officeooo:rsid="000a4c35" officeooo:paragraph-rsid="000a4c35" style:font-weight-asian="normal" style:font-weight-complex="normal"/>
    </style:style>
    <style:style style:name="P14" style:family="paragraph" style:parent-style-name="Standard">
      <style:text-properties fo:font-weight="normal" officeooo:rsid="000aa0a6" officeooo:paragraph-rsid="000aa0a6" style:font-weight-asian="normal" style:font-weight-complex="normal"/>
    </style:style>
    <style:style style:name="P15" style:family="paragraph" style:parent-style-name="Standard">
      <style:text-properties fo:font-weight="normal" officeooo:rsid="000d2b64" officeooo:paragraph-rsid="000d2b64" style:font-weight-asian="normal" style:font-weight-complex="normal"/>
    </style:style>
    <style:style style:name="P16" style:family="paragraph" style:parent-style-name="Standard">
      <style:text-properties officeooo:rsid="0007f7ed" officeooo:paragraph-rsid="0007f7ed"/>
    </style:style>
    <style:style style:name="P17" style:family="paragraph" style:parent-style-name="Standard">
      <style:text-properties officeooo:rsid="000cdbfb" officeooo:paragraph-rsid="000cdbfb"/>
    </style:style>
    <style:style style:name="T1" style:family="text">
      <style:text-properties officeooo:rsid="00022c4c"/>
    </style:style>
    <style:style style:name="T2" style:family="text">
      <style:text-properties officeooo:rsid="00028562"/>
    </style:style>
    <style:style style:name="T3" style:family="text">
      <style:text-properties officeooo:rsid="00048dbe"/>
    </style:style>
    <style:style style:name="T4" style:family="text">
      <style:text-properties officeooo:rsid="0006412d"/>
    </style:style>
    <style:style style:name="T5" style:family="text">
      <style:text-properties officeooo:rsid="0006f593"/>
    </style:style>
    <style:style style:name="T6" style:family="text">
      <style:text-properties officeooo:rsid="0007f7ed"/>
    </style:style>
    <style:style style:name="T7" style:family="text">
      <style:text-properties fo:font-weight="normal" officeooo:rsid="0007f7ed" style:font-weight-asian="normal" style:font-weight-complex="normal"/>
    </style:style>
    <style:style style:name="T8" style:family="text">
      <style:text-properties officeooo:rsid="000a4c35"/>
    </style:style>
    <style:style style:name="T9" style:family="text">
      <style:text-properties officeooo:rsid="000b03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mne: <text:s/>Forventningsafstemning vedr. udvikling af dash-board til <text:span text:style-name="T2">kommende folketingsvalg for </text:span>Dansk Vegetar Forening <text:span text:style-name="T2">(DVF).</text:span></text:p>
      <text:p text:style-name="P2"/>
      <text:p text:style-name="P1">Til stede: <text:span text:style-name="T1">Sidsel Poulsen </text:span><text:span text:style-name="T2">(SP)</text:span><text:span text:style-name="T1">, Rune-Christoffer Dragsdahl</text:span><text:span text:style-name="T2">(RCD)</text:span><text:span text:style-name="T1">, Louise Johansen </text:span><text:span text:style-name="T2">(LJ) </text:span><text:span text:style-name="T1">og Bjørn Corfitz </text:span><text:span text:style-name="T2">(BC).</text:span></text:p>
      <text:p text:style-name="P17">Referent: BC</text:p>
      <text:p text:style-name="P2">Lokale: Vesterbrogade 15, 1620 København.</text:p>
      <text:p text:style-name="P1"/>
      <text:p text:style-name="P3">DVF går i gang med at udvikle spørgsmål til spørgeskemaet, der forventes at være mellem 10-15 spørgsmål. Det bliver samme struktur som ved kommunalvalget. Dvs. hver kandidat kan opnå 0-2 point per spørgsmål. BC vil udvikle et dash-board ud fra resultaterne fra kommunalvalget til at starte med, og implementere spørgsmålene når de er klar.</text:p>
      <text:p text:style-name="P3"/>
      <text:p text:style-name="P3">Der forventes at komme ca 300 svar retur fordelt på 10 storkredse, med ca 35 svar i den største storkreds.</text:p>
      <text:p text:style-name="P3"/>
      <text:p text:style-name="P4">Det besluttes at Dash-boardet skal være i scrolly-telling format, ligesom dash-boardet der blev udviklet i efteråret 2021.</text:p>
      <text:p text:style-name="P4"/>
      <text:p text:style-name="P7">Valg af storkreds</text:p>
      <text:p text:style-name="P4">Brugeren starter med at skulle vælge en storkreds. <text:span text:style-name="T4">Det er ikke fastlagt, hvordan valget skal visualiseres. Der blev foreslået bokse, der kunne hakkes af, og en dropdown menu blev vorslået.</text:span></text:p>
      <text:p text:style-name="P4"/>
      <text:p text:style-name="P6">Lollipop graf</text:p>
      <text:p text:style-name="P5"><text:span text:style-name="T4">Efter der er blevet valgt en storkreds, bliver kandidaterne præsenteret </text:span><text:span text:style-name="T3">på en lollipop graf. </text:span><text:span text:style-name="T4">Det besluttes at kandidaterne </text:span><text:span text:style-name="T5">skal præsenteret med den højeste samlede score først (til venstre) efterfulgt af kandidaterne med faldende score.</text:span></text:p>
      <text:p text:style-name="P16">Kandidater med samme score skal sorteres alfabetisk.</text:p>
      <text:p text:style-name="P16">Efter kandidatens navn, hvis partiet som 2-bogstavsforkortelse (DF,EL,SF osv)</text:p>
      <text:p text:style-name="P11">Boblen skal have én af 5 farver, afhængig af kandidatens spisevaner. Lysegrøn for vegansk, mørkegrøn for vegetarisk, 2 typer blå for hhv. pescitar og fleksitar, rød for kødspiser, grå for ikke svaret på spørgsmålet.</text:p>
      <text:p text:style-name="P11">De to grønne skal være samme farvekode som der bruges til hjerte-mærkerne. De øvrige farver er op til udviklingsholdet.</text:p>
      <text:p text:style-name="P8"><text:tab/>- Sammenligning af kandidater </text:p>
      <text:p text:style-name="P8"><text:tab/><text:span text:style-name="T7">Det skal være muligt at kunne sammenligne op til 5 kandidater fra ens storkreds. Disse fem navne vises til højre for lollipop grafen. Selve sammenligningen var der lidt usikkerhed omkring, der blev forslået at hente inspiration fra DR’s kandidattest.</text:span></text:p>
      <text:p text:style-name="P8"><text:span text:style-name="T7"/></text:p>
      <text:p text:style-name="P9"><text:span text:style-name="T6">R</text:span>ose chart (rosen-graf) til enkelt-spørgsmål</text:p>
      <text:p text:style-name="P12">Til sidst kan brugeren vælge et af spørgsmålene, dette kan enten være via en dropdown menu, eller ved at klikke det af fra en liste til højre for en rosen-graf, dette vurderes af udviklingsholdet når spørgsmålene er fundet. Selve rosen-grafen består <text:span text:style-name="T8">af </text:span>navne på kandidaterne fra den valgte storkreds, <text:span text:style-name="T8">ligesom ved lollipop grafen</text:span>, og størrelsen på kandidatens ”<text:span text:style-name="T8">del af rosen”, afhænger af svaret på det valgte spørgsmål.</text:span></text:p>
      <text:p text:style-name="P13">Der blev ikke diskuteret farver, men det formodes at de samme to grønne farver går igen, hvor lysegrøn svarer til at kandidaten scorer 2 points på spørgsmålet, og mørkegrøn, hvis kandidaten scorer 1 point.</text:p>
      <text:p text:style-name="P13"/>
      <text:p text:style-name="P10">Hvad der ikke skal være med i dash-boardet</text:p>
      <text:p text:style-name="P13">Det skal ikke være muligt at vælge parti, dette er for at holde sig upartisk som forening.</text:p>
      <text:p text:style-name="P13"><text:soft-page-break/>Gennemsnitscoren for partiet skal ikke anvendes, da det ikke nødvendigvis vil være retvisende, da langt fra alle kandidater fra et parti svarer. Landsgennemsnit skal heller ikke anvendes.</text:p>
      <text:p text:style-name="P13"/>
      <text:p text:style-name="P10">Eventuelt</text:p>
      <text:p text:style-name="P13">Det forventes der vil blive udskrevet valg 4. okt ud fra de radikales udmelding. Dog er der rygter om at der allerede bliver udskrevet valg til august. Det er målet at dash-boardet være oppe senest 2 uger før valgdagen.</text:p>
      <text:p text:style-name="P13"/>
      <text:p text:style-name="P14">Det foretrækkes at dash-boardet ikke bruger en ekstern hjemmeside, <text:span text:style-name="T9">da det er lettere at styre kommunikationen. BC informere om, han ikke har kompentencer til at sætte et dash-board op på en hjemmeside, dog kender han en, som måske vil hjælpe.</text:span></text:p>
      <text:p text:style-name="P13"><text:span text:style-name="T9">BC </text:span>bliver sat i kontakt med Bjarne, som står for DVF’s hjemmeside, <text:span text:style-name="T9">for at finde en løsnings på at implementere dash-boardet.</text:span></text:p>
      <text:p text:style-name="P13"/>
      <text:p text:style-name="P15">BC foreslår de resterende at benytte nedenstående link, til at lade sig inspirere til nye typer grafer, som de kan foreslå til udviklingsholdet.</text:p>
      <text:p text:style-name="P15"/>
      <text:p text:style-name="P15">Link: https://www.data-to-viz.com/</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a" fo:country="DK"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a" fo:country="DK"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5T18:58:52.868221132</meta:creation-date>
    <meta:generator>LibreOffice/7.2.7.2$Linux_X86_64 LibreOffice_project/20$Build-2</meta:generator>
    <dc:date>2022-07-15T20:05:05.747078571</dc:date>
    <meta:editing-duration>PT55M55S</meta:editing-duration>
    <meta:editing-cycles>14</meta:editing-cycles>
    <meta:document-statistic meta:table-count="0" meta:image-count="0" meta:object-count="0" meta:page-count="2" meta:paragraph-count="29" meta:word-count="591" meta:character-count="3806" meta:non-whitespace-character-count="3240"/>
  </office:meta>
</office:document-meta>
</file>